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ctQuery.getProp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mpl.match( Map d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Impl.fixupString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terImpl.compareSign( int op , int c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.getAttr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.compare( Object obj , int op , String s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Query.doA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.get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.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doN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prefix( String p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doSimp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lter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doQu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ictQuery.DictQuery( Map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compareString( String s1 , int op , String s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Impl.FilterImpl( String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.error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patSubstr( String s , String pa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ery.do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